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c4bf0" officeooo:paragraph-rsid="000c4bf0"/>
    </style:style>
    <style:style style:name="P2" style:family="paragraph" style:parent-style-name="Standard">
      <style:paragraph-properties fo:text-align="justify" style:justify-single-word="false"/>
      <style:text-properties officeooo:rsid="000c4bf0" officeooo:paragraph-rsid="000e40a5"/>
    </style:style>
    <style:style style:name="P3" style:family="paragraph" style:parent-style-name="Standard">
      <style:paragraph-properties fo:text-align="justify" style:justify-single-word="false"/>
      <style:text-properties officeooo:paragraph-rsid="000c4bf0"/>
    </style:style>
    <style:style style:name="P4" style:family="paragraph" style:parent-style-name="Standard" style:list-style-name="L1">
      <style:paragraph-properties fo:text-align="justify" style:justify-single-word="false"/>
      <style:text-properties officeooo:rsid="000e40a5" officeooo:paragraph-rsid="000e40a5"/>
    </style:style>
    <style:style style:name="P5" style:family="paragraph" style:parent-style-name="Standard" style:list-style-name="L2">
      <style:paragraph-properties fo:text-align="justify" style:justify-single-word="false"/>
      <style:text-properties officeooo:rsid="000e40a5" officeooo:paragraph-rsid="000e40a5"/>
    </style:style>
    <style:style style:name="T1" style:family="text">
      <style:text-properties officeooo:rsid="000f2680"/>
    </style:style>
    <style:style style:name="T2" style:family="text">
      <style:text-properties fo:font-variant="normal" fo:text-transform="none" fo:color="#000000" style:text-line-through-style="none" style:text-line-through-type="none" style:font-name="Liberation Serif1" fo:font-size="12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officeooo:rsid="000c4bf0"/>
    </style:style>
    <style:style style:name="T4" style:family="text">
      <style:text-properties officeooo:rsid="0012170e"/>
    </style:style>
    <style:style style:name="T5" style:family="text">
      <style:text-properties officeooo:rsid="0013d9f8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3">Descrição: </text:span><text:bookmark text:name="docs-internal-guid-7839599d-7fff-fdab-ce5c-70573ca8e770"/><text:span text:style-name="T2">cadastrar um perfil de usuário</text:span></text:p>
      <text:p text:style-name="P1">Atores: Usuário</text:p>
      <text:p text:style-name="P1">Pré-Condições: Não está cadastrado.</text:p>
      <text:p text:style-name="P1">Fluxos:</text:p>
      <text:p text:style-name="P2">Principal:</text:p>
      <text:list xml:id="list6207153838398181214" text:style-name="L1">
        <text:list-item>
          <text:p text:style-name="P4">O usuário entra no app, clica no butão fazer cadastro.</text:p>
        </text:list-item>
        <text:list-item>
          <text:p text:style-name="P4"><text:span text:style-name="T4">O sistema vai mostrar</text:span> as informações básicas que devem ser preenchidas.</text:p>
        </text:list-item>
        <text:list-item>
          <text:p text:style-name="P4">O usuário vai preencher todos os campos e depois vai apertar no botão realizar cadastro.</text:p>
        </text:list-item>
        <text:list-item>
          <text:p text:style-name="P4">O sistema vai verificar se todos os campos obrigatorios estão preenchidos.</text:p>
        </text:list-item>
        <text:list-item>
          <text:p text:style-name="P4">O <text:span text:style-name="T4">sitema pede pro </text:span>usuário confer<text:span text:style-name="T4">ir</text:span> se todos os campos foram preenchidos corretamente.</text:p>
        </text:list-item>
        <text:list-item>
          <text:p text:style-name="P4">O sistema cadastra o usuário e o caso de uso termina.</text:p>
        </text:list-item>
      </text:list>
      <text:p text:style-name="P1">Fluxos Alternativos (Opcional): </text:p>
      <text:list xml:id="list475371723292308798" text:style-name="L2">
        <text:list-item>
          <text:p text:style-name="P5">Caso o e-mail ou matricula já estiver <text:span text:style-name="T5">cadastradas</text:span> no sistema o usuário será informado e só depois do usuário preencher com informações validas que poderá prosseguir o passo 6.</text:p>
        </text:list-item>
        <text:list-item>
          <text:p text:style-name="P5">Se todos os campos obrigatórios não forem preenchidos não poderá dá continuidade no passo 4.</text:p>
        </text:list-item>
      </text:list>
      <text:p text:style-name="P1">Fluxos de Exceção (Opcional): descrevem os eventos que compõem os</text:p>
      <text:p text:style-name="P1">fluxos de exceção do caso de uso.</text:p>
      <text:p text:style-name="P1">Pós-Condições: <text:span text:style-name="T1">Se o usuário foi cadastrado no sistema</text:span></text:p>
      <text:p text:style-name="P1">Regras de Negócio (Opcional): listam as regras de negócio implementadas no</text:p>
      <text:p text:style-name="P1">caso de us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1T08:47:29.212016134</meta:creation-date>
    <dc:date>2018-10-27T21:35:58.296504041</dc:date>
    <meta:editing-duration>PT6M4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19" meta:word-count="179" meta:character-count="1085" meta:non-whitespace-character-count="932"/>
  </office:meta>
</office:document-meta>
</file>